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, monospace"/>
    <style:font-face style:name="Droid Sans Mono" svg:font-family="'Droid Sans Mono'"/>
    <style:font-face style:name="Lohit Devanagari1" svg:font-family="'Lohit Devanagari'"/>
    <style:font-face style:name="Source Code Pro" svg:font-family="'Source Code Pro', Consolas, Monaco, Menlo, Consolas, monospace"/>
    <style:font-face style:name="inherit" svg:font-family="inherit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97b" officeooo:paragraph-rsid="0019897b"/>
    </style:style>
    <style:style style:name="P2" style:family="paragraph" style:parent-style-name="Preformatted_20_Text">
      <style:text-properties fo:font-variant="normal" fo:text-transform="none" fo:color="#cccccc" style:font-name="inherit" fo:font-size="10.5pt" fo:letter-spacing="normal" fo:font-style="normal" fo:font-weight="normal" officeooo:rsid="001f031c" officeooo:paragraph-rsid="001f031c" loext:padding="0cm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897b" style:text-blinking="false" fo:background-color="transparent"/>
    </style:style>
    <style:style style:name="P4" style:family="paragraph" style:parent-style-name="Standard">
      <style:text-properties fo:font-weight="normal" officeooo:paragraph-rsid="001d794e" style:font-weight-asian="normal" style:font-weight-complex="normal"/>
    </style:style>
    <style:style style:name="P5" style:family="paragraph" style:parent-style-name="Standard">
      <style:text-properties officeooo:paragraph-rsid="001b4e6c"/>
    </style:style>
    <style:style style:name="P6" style:family="paragraph" style:parent-style-name="Standard">
      <style:text-properties style:text-underline-style="none" fo:font-weight="normal" officeooo:rsid="001d794e" officeooo:paragraph-rsid="001d794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794e" officeooo:paragraph-rsid="001f031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paragraph-rsid="001b4e6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f031c" officeooo:paragraph-rsid="001f031c" style:font-weight-asian="normal" style:font-weight-complex="normal"/>
    </style:style>
    <style:style style:name="P10" style:family="paragraph" style:parent-style-name="Standard">
      <style:text-properties officeooo:paragraph-rsid="0019897b"/>
    </style:style>
    <style:style style:name="P11" style:family="paragraph" style:parent-style-name="Standard">
      <style:text-properties officeooo:paragraph-rsid="001d794e"/>
    </style:style>
    <style:style style:name="P12" style:family="paragraph" style:parent-style-name="Standard">
      <style:text-properties officeooo:rsid="001f031c" officeooo:paragraph-rsid="001f031c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19897b" officeooo:paragraph-rsid="0019897b" style:font-size-asian="15pt" style:font-weight-asian="bold" style:font-size-complex="15pt" style:font-weight-complex="bold"/>
    </style:style>
    <style:style style:name="T1" style:family="text">
      <style:text-properties officeooo:rsid="0019897b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f031c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officeooo:rsid="001b4e6c" style:text-blinking="false" fo:background-color="transparent" loext:char-shading-value="0"/>
    </style:style>
    <style:style style:name="T5" style:family="text">
      <style:text-properties officeooo:rsid="001b4e6c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b4e6c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f031c" style:font-weight-asian="bold" style:font-weight-complex="bold"/>
    </style:style>
    <style:style style:name="T9" style:family="text">
      <style:text-properties style:text-underline-style="none" officeooo:rsid="001b4e6c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1b4e6c" style:font-weight-asian="bold" style:font-weight-complex="bold"/>
    </style:style>
    <style:style style:name="T12" style:family="text">
      <style:text-properties style:text-underline-style="none" fo:font-weight="normal" officeooo:rsid="001b4e6c" style:font-weight-asian="normal" style:font-weight-complex="normal"/>
    </style:style>
    <style:style style:name="T13" style:family="text">
      <style:text-properties style:text-underline-style="none" officeooo:rsid="001d794e"/>
    </style:style>
    <style:style style:name="T14" style:family="text">
      <style:text-properties officeooo:rsid="001f031c"/>
    </style:style>
    <style:style style:name="T15" style:family="text">
      <style:text-properties style:font-name="inherit" fo:font-size="10.5pt" fo:font-style="normal" fo:font-weight="normal"/>
    </style:style>
    <style:style style:name="T16" style:family="text">
      <style:text-properties fo:color="#f2777a" style:font-name="inherit" fo:font-size="10.5pt" fo:font-style="normal" fo:font-weight="normal"/>
    </style:style>
    <style:style style:name="T17" style:family="text">
      <style:text-properties fo:color="#99cc99" style:font-name="inherit" fo:font-size="10.5pt" fo:font-style="normal" fo:font-weight="normal"/>
    </style:style>
    <style:style style:name="T18" style:family="text">
      <style:text-properties fo:color="#000000" style:text-line-through-style="none" style:text-line-through-type="none" style:font-name="Arial" fo:font-size="10pt" style:text-underline-style="none" style:text-blinking="false" fo:background-color="transparent" loext:char-shading-value="0"/>
    </style:style>
    <style:style style:name="T19" style:family="text">
      <style:text-properties officeooo:rsid="002023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ay3:</text:p>
      <text:p text:style-name="P10"><text:span text:style-name="T1">Q1:</text:span><text:bookmark text:name="docs-internal-guid-10c342f9-7fff-b6d3-b21a-ee6de72ab9c9"/><text:span text:style-name="T1"> </text:span><text:span text:style-name="T2">For the given JSON iterate over all for loops (for, for in, for of, forEach);</text:span></text:p>
      <text:p text:style-name="P4"><text:span text:style-name="T9"><text:s/></text:span><text:span text:style-name="T13">JSON Data -&gt; </text:span></text:p>
      <text:p text:style-name="P4"><text:span text:style-name="T9">var cat = {</text:span></text:p>
      <text:p text:style-name="P4"><text:span text:style-name="T9"><text:s/>name: 'Fluffy',</text:span></text:p>
      <text:p text:style-name="P4"><text:span text:style-name="T9"><text:s/>activities: ['play', 'eat cat food'],</text:span></text:p>
      <text:p text:style-name="P4"><text:span text:style-name="T9"><text:s/>catFriends: [</text:span></text:p>
      <text:p text:style-name="P4"><text:span text:style-name="T9"><text:s/>{</text:span></text:p>
      <text:p text:style-name="P4"><text:span text:style-name="T9"><text:s/>name: 'bar',</text:span></text:p>
      <text:p text:style-name="P4"><text:span text:style-name="T9"><text:s/>activities: ['be grumpy', 'eat bread omblet'],</text:span></text:p>
      <text:p text:style-name="P4"><text:span text:style-name="T9"><text:s/>weight: 8,</text:span></text:p>
      <text:p text:style-name="P4"><text:span text:style-name="T9"><text:s/>furcolor: 'white'</text:span></text:p>
      <text:p text:style-name="P4"><text:span text:style-name="T9"><text:s/>}, </text:span></text:p>
      <text:p text:style-name="P11"><text:span text:style-name="T11"><text:s/></text:span><text:span text:style-name="T12">{</text:span></text:p>
      <text:p text:style-name="P4"><text:span text:style-name="T9"><text:s/>name: 'foo',</text:span></text:p>
      <text:p text:style-name="P4"><text:span text:style-name="T9"><text:s/>activities: ['sleep', 'pre-sleep naps'],</text:span></text:p>
      <text:p text:style-name="P4"><text:span text:style-name="T9"><text:s/>weight: 3</text:span></text:p>
      <text:p text:style-name="P4"><text:span text:style-name="T9"><text:s/>}</text:span></text:p>
      <text:p text:style-name="P4"><text:span text:style-name="T9"><text:s/>]</text:span></text:p>
      <text:p text:style-name="P4"><text:span text:style-name="T4">}</text:span></text:p>
      <text:p text:style-name="P5">Ans:<text:span text:style-name="T10"> </text:span></text:p>
      <text:p text:style-name="P5"><text:span text:style-name="T7">ForEach</text:span></text:p>
      <text:p text:style-name="P8"><text:span text:style-name="T5">const entries = Object.entries(cat);</text:span></text:p>
      <text:p text:style-name="P8"><text:span text:style-name="T5">console.log(entries);</text:span></text:p>
      <text:p text:style-name="P8"><text:span text:style-name="T5">entries.forEach(element =&gt; console.log(element));</text:span></text:p>
      <text:p text:style-name="P5"><text:span text:style-name="T7">For</text:span></text:p>
      <text:p text:style-name="P6"/>
      <text:p text:style-name="P6"><text:s/>for(var i=0;i&lt;entries.length;i++){</text:p>
      <text:p text:style-name="P6"><text:s text:c="5"/>console.log(entries[i]);</text:p>
      <text:p text:style-name="P6"><text:s/>}</text:p>
      <text:p text:style-name="P6"/>
      <text:p text:style-name="P7"><text:span text:style-name="T7">For </text:span><text:span text:style-name="T8">In</text:span></text:p>
      <text:p text:style-name="P7"><text:span text:style-name="T8"/></text:p>
      <text:p text:style-name="P7"><text:span text:style-name="T14">let txt = "";</text:span></text:p>
      <text:p text:style-name="P7"><text:span text:style-name="T14">for (let x in cat) {</text:span></text:p>
      <text:p text:style-name="P7"><text:span text:style-name="T14"><text:s text:c="2"/>txt += cat[x] + " ";</text:span></text:p>
      <text:p text:style-name="P7"><text:span text:style-name="T14">}</text:span></text:p>
      <text:p text:style-name="P7"><text:span text:style-name="T14">console.log(txt);</text:span></text:p>
      <text:p text:style-name="P7"/>
      <text:p text:style-name="P9"><text:span text:style-name="T6">For Of</text:span></text:p>
      <text:p text:style-name="P9">for(let y of entries) {</text:p>
      <text:p text:style-name="P9"><text:s text:c="4"/>console.log(y);</text:p>
      <text:p text:style-name="P9">}</text:p>
      <text:p text:style-name="P5"/>
      <text:p text:style-name="P10"><text:span text:style-name="T1">Q2:</text:span><text:bookmark text:name="docs-internal-guid-012ef81f-7fff-d161-76dd-419e34be35f9"/><text:span text:style-name="T1"> </text:span><text:span text:style-name="T2">Create your own resume data in JSON format</text:span></text:p>
      <text:p text:style-name="P12"><text:span text:style-name="T2">Ans:</text:span></text:p>
      <text:p text:style-name="P2"><text:span text:style-name="T18">{</text:span></text:p>
      <text:p text:style-name="Preformatted_20_Text"><text:s text:c="2"/>"basics": {</text:p>
      <text:p text:style-name="Preformatted_20_Text"><text:s text:c="4"/>"name": "<text:span text:style-name="T14">Sandeep Kumar Srivastava</text:span>",</text:p>
      <text:p text:style-name="Preformatted_20_Text"><text:s text:c="4"/>"label": "Programmer",</text:p>
      <text:p text:style-name="Preformatted_20_Text"><text:s text:c="4"/>"picture": "",</text:p>
      <text:p text:style-name="Preformatted_20_Text"><text:s text:c="4"/>"email": "<text:span text:style-name="T14">sd769113</text:span>@gmail.com",</text:p>
      <text:p text:style-name="Preformatted_20_Text"><text:s text:c="4"/>"phone": "(<text:span text:style-name="T14">+</text:span>91)<text:span text:style-name="T14">7839107384</text:span>",</text:p>
      <text:p text:style-name="Preformatted_20_Text"><text:s text:c="4"/>"website": "http://<text:span text:style-name="T14">sandeepk</text:span>.com",</text:p>
      <text:p text:style-name="Preformatted_20_Text"><text:soft-page-break/><text:s text:c="4"/></text:p>
      <text:p text:style-name="Preformatted_20_Text"><text:s text:c="4"/>"location": {</text:p>
      <text:p text:style-name="Preformatted_20_Text"><text:s text:c="6"/>"address": "<text:span text:style-name="T14">17A/8N Ganaga </text:span><text:span text:style-name="T19">Nagar Rajapur</text:span>",</text:p>
      <text:p text:style-name="Preformatted_20_Text"><text:s text:c="6"/>"postalCode": "<text:span text:style-name="T19">211001</text:span>",</text:p>
      <text:p text:style-name="Preformatted_20_Text"><text:s text:c="6"/>"city": "<text:span text:style-name="T19">Allahabad</text:span>",</text:p>
      <text:p text:style-name="Preformatted_20_Text"><text:s text:c="6"/>"countryCode": "<text:span text:style-name="T19">INDIA</text:span>",</text:p>
      <text:p text:style-name="Preformatted_20_Text"><text:s text:c="6"/>"region": "<text:span text:style-name="T19">Ganaga Nagar</text:span>"</text:p>
      <text:p text:style-name="Preformatted_20_Text"><text:s text:c="4"/>}</text:p>
      <text:p text:style-name="Preformatted_20_Text"><text:s text:c="2"/>},</text:p>
      <text:p text:style-name="Preformatted_20_Text"><text:s text:c="2"/>"work": [{</text:p>
      <text:p text:style-name="Preformatted_20_Text"><text:s text:c="4"/>"company": "Company",</text:p>
      <text:p text:style-name="Preformatted_20_Text"><text:s text:c="4"/>"position": "President",</text:p>
      <text:p text:style-name="Preformatted_20_Text"><text:s text:c="4"/>"website": "http://company.com",</text:p>
      <text:p text:style-name="Preformatted_20_Text"><text:s text:c="4"/>"startDate": "2013-01-01",</text:p>
      <text:p text:style-name="Preformatted_20_Text"><text:s text:c="4"/>"endDate": "2014-01-01",</text:p>
      <text:p text:style-name="Preformatted_20_Text"><text:s text:c="4"/>"summary": "Description...",</text:p>
      <text:p text:style-name="Preformatted_20_Text"><text:s text:c="4"/>"highlights": [</text:p>
      <text:p text:style-name="Preformatted_20_Text"><text:s text:c="6"/>"Started the company"</text:p>
      <text:p text:style-name="Preformatted_20_Text"><text:s text:c="4"/>]</text:p>
      <text:p text:style-name="Preformatted_20_Text"><text:s text:c="2"/>}],</text:p>
      <text:p text:style-name="Preformatted_20_Text"><text:s text:c="2"/>"education": [{</text:p>
      <text:p text:style-name="Preformatted_20_Text"><text:s text:c="4"/>"institution": "University",</text:p>
      <text:p text:style-name="Preformatted_20_Text"><text:s text:c="4"/>"area": "Software Development",</text:p>
      <text:p text:style-name="Preformatted_20_Text"><text:s text:c="4"/>"studyType": "<text:span text:style-name="T19">Undergraduate</text:span>",</text:p>
      <text:p text:style-name="Preformatted_20_Text"><text:s text:c="4"/>"startDate": "201<text:span text:style-name="T19">8</text:span>-0<text:span text:style-name="T19">8</text:span>-01",</text:p>
      <text:p text:style-name="Preformatted_20_Text"><text:s text:c="4"/>"endDate": "20<text:span text:style-name="T19">22</text:span>-0<text:span text:style-name="T19">8</text:span>-01",</text:p>
      <text:p text:style-name="Preformatted_20_Text"><text:s text:c="4"/>"gpa": "<text:span text:style-name="T19">7</text:span>.0",</text:p>
      <text:p text:style-name="Preformatted_20_Text"><text:s text:c="4"/>"courses": [</text:p>
      <text:p text:style-name="Preformatted_20_Text"><text:s text:c="6"/>"DB1101 - Basic SQL"</text:p>
      <text:p text:style-name="Preformatted_20_Text"><text:s text:c="4"/>]</text:p>
      <text:p text:style-name="Preformatted_20_Text"><text:s text:c="2"/>}],</text:p>
      <text:p text:style-name="Preformatted_20_Text"><text:s text:c="2"/>"skills": [{</text:p>
      <text:p text:style-name="Preformatted_20_Text"><text:s text:c="4"/>"name": "Web Development",</text:p>
      <text:p text:style-name="Preformatted_20_Text"><text:s text:c="4"/>"level": "<text:span text:style-name="T19">Intermediate</text:span>",</text:p>
      <text:p text:style-name="Preformatted_20_Text"><text:s text:c="4"/>"keywords": ["HTML","CSS","Javascript"]</text:p>
      <text:p text:style-name="Preformatted_20_Text"><text:s text:c="2"/>}]</text:p>
      <text:p text:style-name="Preformatted_20_Text">}</text:p>
      <text:p text:style-name="Standard"/>
      <text:p text:style-name="P12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, monospace"/>
    <style:font-face style:name="Droid Sans Mono" svg:font-family="'Droid Sans Mono'"/>
    <style:font-face style:name="Lohit Devanagari1" svg:font-family="'Lohit Devanagari'"/>
    <style:font-face style:name="Source Code Pro" svg:font-family="'Source Code Pro', Consolas, Monaco, Menlo, Consolas, monospace"/>
    <style:font-face style:name="inherit" svg:font-family="inherit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00:25:21.794574595</meta:creation-date>
    <dc:date>2021-08-06T14:02:11.965944133</dc:date>
    <meta:editing-duration>PT9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86" meta:word-count="203" meta:character-count="1711" meta:non-whitespace-character-count="1391"/>
  </office:meta>
</office:document-meta>
</file>